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FF6600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fo:background-color="#FF66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background-color="#FFFF99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fo:background-color="#FFFF99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break-before="page"/>
    </style:style>
  </office:automatic-styles>
  <office:body>
    <office:text text:use-soft-page-breaks="true">
      <text:p text:style-name="P1">Complejidad Computacional</text:p>
      <text:p text:style-name="Standard"/>
      <text:p text:style-name="Standard">Uno intenta encontrar una cota superior para el tiempo de respuesta de la entrada.</text:p>
      <text:p text:style-name="Standard">Se suele obtener de forma empírica.</text:p>
      <text:p text:style-name="Standard"/>
      <text:p text:style-name="Standard">Ecuación Característica:<text:s/>T(n) = C * f(n)</text:p>
      <text:p text:style-name="Standard"/>
      <text:p text:style-name="Standard">C → constante relacionada con el entorno</text:p>
      <text:p text:style-name="Standard"/>
      <text:p text:style-name="Standard">Tipos:</text:p>
      <text:p text:style-name="Standard">- O(1) → tiempo de respuesta constante. Ej: apilar/desapilar, encolar/desencolar, son constantes, no dependen de la cantidad de elementos que haya en la estructura.</text:p>
      <text:p text:style-name="Standard">- O(ln) → tiempo de respuesta logarítmico. Ej: busqueda binaria.</text:p>
      <text:p text:style-name="Standard">- O(sqrt(n))</text:p>
      <text:p text:style-name="Standard">- O(n) → Ej: recorrer e insertar, busqueda lineal, etc.</text:p>
      <text:p text:style-name="Standard">- O(n*log(n)) → Ej: quickSort</text:p>
      <text:p text:style-name="Standard">- O(n^(3/2)) → Ej: Shell</text:p>
      <text:p text:style-name="Standard">- O(n²) → Ej: bubbleSort</text:p>
      <text:p text:style-name="Standard">- O(n³)</text:p>
      <text:p text:style-name="Standard">- O(2^n)</text:p>
      <text:p text:style-name="Standard">- O(n!)</text:p>
      <text:p text:style-name="Standard"/>
      <text:p text:style-name="Standard">Reglas (suma y producto):</text:p>
      <text:p text:style-name="Standard">- Suma de<text:s/>complejidades: la resultante es la más costosa (cuando ejecuto código secuencialmente).</text:p>
      <text:p text:style-name="Standard">- Ciclos anidados, código que incluye a otro: Producto de complejidades. (siempre que el índice sea el mismo, ambas cosas se hacen “n” veces).</text:p>
      <text:p text:style-name="Standard"/>
      <text:p text:style-name="Standard">Notaciones:</text:p>
      <text:p text:style-name="Standard">O grande →<text:s/>Peor Caso</text:p>
      <text:p text:style-name="Standard">Omega → Mejor Caso</text:p>
      <text:p text:style-name="Standard">Theta → Caso Promedio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CC</text:p>
          </table:table-cell>
          <table:table-cell table:style-name="TableCell7">
            <text:p text:style-name="TableContents">N máximo aprox</text:p>
          </table:table-cell>
        </table:table-row>
        <table:table-row table:style-name="TableRow8">
          <table:table-cell table:style-name="TableCell9">
            <text:p text:style-name="TableContents">1</text:p>
          </table:table-cell>
          <table:table-cell table:style-name="TableCell10">
            <text:p text:style-name="TableContents">Infinito ;)</text:p>
          </table:table-cell>
        </table:table-row>
        <table:table-row table:style-name="TableRow11">
          <table:table-cell table:style-name="TableCell12">
            <text:p text:style-name="TableContents">log2(n) (tipo binario, por eso base 2)</text:p>
          </table:table-cell>
          <table:table-cell table:style-name="TableCell13">
            <text:p text:style-name="TableContents">2^10^8</text:p>
          </table:table-cell>
        </table:table-row>
        <table:table-row table:style-name="TableRow14">
          <table:table-cell table:style-name="TableCell15">
            <text:p text:style-name="TableContents">sqrt(n)</text:p>
          </table:table-cell>
          <table:table-cell table:style-name="TableCell16">
            <text:p text:style-name="TableContents">10^16</text:p>
          </table:table-cell>
        </table:table-row>
        <table:table-row table:style-name="TableRow17">
          <table:table-cell table:style-name="TableCell18">
            <text:p text:style-name="TableContents">n</text:p>
          </table:table-cell>
          <table:table-cell table:style-name="TableCell19">
            <text:p text:style-name="TableContents">100.000.000</text:p>
          </table:table-cell>
        </table:table-row>
        <table:table-row table:style-name="TableRow20">
          <table:table-cell table:style-name="TableCell21">
            <text:p text:style-name="TableContents">n*log(n)</text:p>
          </table:table-cell>
          <table:table-cell table:style-name="TableCell22">
            <text:p text:style-name="TableContents">4.500.000</text:p>
          </table:table-cell>
        </table:table-row>
        <table:table-row table:style-name="TableRow23">
          <table:table-cell table:style-name="TableCell24">
            <text:p text:style-name="TableContents">n^2</text:p>
          </table:table-cell>
          <table:table-cell table:style-name="TableCell25">
            <text:p text:style-name="TableContents">10.000</text:p>
          </table:table-cell>
        </table:table-row>
        <table:table-row table:style-name="TableRow26">
          <table:table-cell table:style-name="TableCell27">
            <text:p text:style-name="TableContents">n^2*log(n)</text:p>
          </table:table-cell>
          <table:table-cell table:style-name="TableCell28">
            <text:p text:style-name="TableContents">3.000</text:p>
          </table:table-cell>
        </table:table-row>
        <table:table-row table:style-name="TableRow29">
          <table:table-cell table:style-name="TableCell30">
            <text:p text:style-name="TableContents">n^3</text:p>
          </table:table-cell>
          <table:table-cell table:style-name="TableCell31">
            <text:p text:style-name="TableContents">500</text:p>
          </table:table-cell>
        </table:table-row>
        <table:table-row table:style-name="TableRow32">
          <table:table-cell table:style-name="TableCell33">
            <text:p text:style-name="TableContents">n^4</text:p>
          </table:table-cell>
          <table:table-cell table:style-name="TableCell34">
            <text:p text:style-name="TableContents">100</text:p>
          </table:table-cell>
        </table:table-row>
        <table:table-row table:style-name="TableRow35">
          <table:table-cell table:style-name="TableCell36">
            <text:p text:style-name="TableContents">2^n</text:p>
          </table:table-cell>
          <table:table-cell table:style-name="TableCell37">
            <text:p text:style-name="TableContents">27</text:p>
          </table:table-cell>
        </table:table-row>
        <table:table-row table:style-name="TableRow38">
          <table:table-cell table:style-name="TableCell39">
            <text:p text:style-name="TableContents">3^n</text:p>
          </table:table-cell>
          <table:table-cell table:style-name="TableCell40">
            <text:p text:style-name="TableContents">17</text:p>
          </table:table-cell>
        </table:table-row>
        <table:table-row table:style-name="TableRow41">
          <table:table-cell table:style-name="TableCell42">
            <text:p text:style-name="TableContents">n!</text:p>
          </table:table-cell>
          <table:table-cell table:style-name="TableCell43">
            <text:p text:style-name="TableContents">11</text:p>
          </table:table-cell>
        </table:table-row>
      </table:table>
      <text:p text:style-name="Standard"/>
      <text:soft-page-break/>
      <text:p text:style-name="Standard">Estándar de<text:s/>operaciones/sec: 10^8 op/ 1sec → C(onstante), cambiar de PC que corra esto cambiaría esta constante.</text:p>
      <text:p text:style-name="Standard"/>
      <text:p text:style-name="Standard">Caso de fatiga usaría el valor estándar de elementos para probarlo dependiendo del algoritmo y su complejidad.</text:p>
      <text:p text:style-name="Standard"/>
      <text:p text:style-name="Standard">La única complejidad proporcional es O(n),<text:s/>el resto depende de las funciones particulares.</text:p>
      <text:p text:style-name="Standard"/>
      <text:p text:style-name="Standard">Variables: f(n), n, t, C.</text:p>
      <text:p text:style-name="Standard"/>
      <text:p text:style-name="Standard">Ver limites superiores para manejar complejidades de algoritmos de ejercicios de la OIA.</text:p>
      <text:p text:style-name="Standard"/>
      <text:p text:style-name="Standard">Caso: for(i, 1...n){</text:p>
      <text:p text:style-name="Standard"><text:tab/>for(j, 1...i){}}</text:p>
      <text:p text:style-name="Standard"/>
      <text:p text:style-name="Standard">Complejidad: O(n²).</text:p>
      <text:p text:style-name="Standard"/>
      <text:p text:style-name="Standard">Para partir el problema a la<text:s/>mitad (/2) habría un algoritmo que haga algo así:</text:p>
      <text:p text:style-name="Standard">while(...){</text:p>
      <text:p text:style-name="Standard"><text:tab/>i/=2;</text:p>
      <text:p text:style-name="Standard">}</text:p>
      <text:p text:style-name="Standard"/>
      <text:p text:style-name="Standard">Tendría complejidad de O(log(n)).</text:p>
      <text:p text:style-name="Standard"/>
      <text:p text:style-name="Standard">Si tuviera un for antes del problema anterior, sería algo como n*log(n).</text:p>
      <text:p text:style-name="Standard"/>
      <text:p text:style-name="Standard">Monticulos lee en O(1) y pone o saca en O(log(n)).</text:p>
      <text:soft-page-break/>
      <text:p text:style-name="P44">Práctica VI</text:p>
      <text:p text:style-name="Standard"/>
      <text:p text:style-name="Standard">1) a) Notación: n², n, 2^n, n³, Orden: n, n², n³, 2^n.</text:p>
      <text:p text:style-name="Standard"><text:s text:c="4"/>b) Notación: n, 2^n, 1, n, Orden: 1, n, 2^n.</text:p>
      <text:p text:style-name="Standard"><text:s text:c="4"/>c) Notación: 1, n, 2^n, n, Orden: 1, n, 2^n.</text:p>
      <text:p text:style-name="Standard"/>
      <text:p text:style-name="Standard">2)</text:p>
      <text:p text:style-name="Standard">a) F</text:p>
      <text:p text:style-name="Standard">b) F</text:p>
      <text:p text:style-name="Standard">c) F</text:p>
      <text:p text:style-name="Standard">d) V</text:p>
      <text:p text:style-name="Standard">e) F</text:p>
      <text:p text:style-name="Standard">f) V</text:p>
      <text:p text:style-name="Standard">g) V</text:p>
      <text:p text:style-name="Standard"/>
      <text:p text:style-name="Standard">3)</text:p>
      <text:p text:style-name="Standard">a) O(a² * log(a))</text:p>
      <text:p text:style-name="Standard">b) O(n²)</text:p>
      <text:p text:style-name="Standard"/>
      <text:p text:style-name="Standard">14)</text:p>
      <text:p text:style-name="Standard">a)</text:p>
      <text:p text:style-name="Standard">S → n²</text:p>
      <text:p text:style-name="Standard">10s . n=10000</text:p>
      <text:p text:style-name="Standard">n2? → T2 = 30s</text:p>
      <text:p text:style-name="Standard"/>
      <text:p text:style-name="Standard">10 = C (10000)2</text:p>
      <text:p text:style-name="Standard">C = 10^(-7)</text:p>
      <text:p text:style-name="Standard">30 = 10^(-7) * n²</text:p>
      <text:p text:style-name="Standard">n = sqrt(3)*10⁴</text:p>
      <text:p text:style-name="Standard">b)</text:p>
      <text:p text:style-name="Standard">T3 = 10^(-7) * (30000)² = 10^(-7) * 9 * 10⁸ = 90s</text:p>
      <text:p text:style-name="Standard">c)</text:p>
      <text:p text:style-name="Standard">C/3</text:p>
      <text:p text:style-name="Standard">T4 = 10^(-7)/3 * (30000)² = 30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in Artime</dc:creator>
    <meta:creation-date>2016-09-09T19:19:00Z</meta:creation-date>
    <dc:date>2016-10-12T19:09:00Z</dc:date>
    <meta:template xlink:href="Normal" xlink:type="simple"/>
    <meta:editing-cycles>41</meta:editing-cycles>
    <meta:editing-duration>PT7260S</meta:editing-duration>
    <meta:document-statistic meta:page-count="3" meta:paragraph-count="4" meta:word-count="366" meta:character-count="2378" meta:row-count="16" meta:non-whitespace-character-count="2016"/>
  </office:meta>
</office:document-meta>
</file>